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7944in" fo:margin-left="-0.0069in" fo:margin-top="0in" fo:margin-bottom="0in" style:page-number="auto" table:align="left" style:writing-mode="lr-tb"/>
    </style:style>
    <style:style style:name="Table1.A" style:family="table-column">
      <style:table-column-properties style:column-width="6.7944in"/>
    </style:style>
    <style:style style:name="Table1.1" style:family="table-row">
      <style:table-row-properties style:min-row-height="7.6403in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1" style:family="text">
      <style:text-properties officeooo:rsid="000ae0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Standard_20__28_user_29_">[CiviCRM. display_name;block=<text:span text:style-name="T1">tbs</text:span>:<text:span text:style-name="T1">row</text:span>]</text:p>
            <text:p text:style-name="Table_20_Contents">[CiviCRM. street_name;block=<text:span text:style-name="T1">tbs:row</text:span>]</text:p>
            <text:p text:style-name="Table_20_Contents">[CiviCRM. supplemental_address_1;block=<text:span text:style-name="T1">tbs</text:span>:<text:span text:style-name="T1">row</text:span>]</text:p>
            <text:p text:style-name="Table_20_Contents">[CiviCRM. supplemental_address_2;block=<text:span text:style-name="T1">tbs:row</text:span>]</text:p>
            <text:p text:style-name="Table_20_Contents">[CiviCRM. city;block=<text:span text:style-name="T1">tbs:row</text:span>]</text:p>
            <text:p text:style-name="Table_20_Contents">[CiviCRM. postal_code;block=<text:span text:style-name="T1">tbs:row</text:span>]</text:p>
            <text:p text:style-name="Table_20_Contents"/>
            <text:p text:style-name="Standard_20__28_user_29_"/>
            <text:p text:style-name="Standard_20__28_user_29_"/>
            <text:p text:style-name="Standard_20__28_user_29_"/>
            <text:p text:style-name="Standard_20__28_user_29_"/>
            <text:p text:style-name="Standard_20__28_user_29_">Date: 27/05/2015</text:p>
            <text:p text:style-name="Standard_20__28_user_29_"/>
            <text:p text:style-name="Standard_20__28_user_29_">Dear [CiviCRM. postal_greeting;block=<text:span text:style-name="T1">tbs:row</text:span>],<text:bookmark text:name="_GoBack"/></text:p>
            <text:p text:style-name="Standard_20__28_user_29_">Thanks for donating to us. This will help us improve CiviCRM and build new tools into CiviCRM for the greater good of Non-profit organisations.</text:p>
            <text:p text:style-name="Standard_20__28_user_29_"/>
            <text:p text:style-name="Standard_20__28_user_29_">Please spread the word about CiviCRM and help us to make the product more sustainable.</text:p>
            <text:p text:style-name="Standard_20__28_user_29_"/>
            <text:p text:style-name="Standard_20__28_user_29_">Thanks</text:p>
            <text:p text:style-name="Standard_20__28_user_29_"/>
            <text:p text:style-name="Standard_20__28_user_29_">All the best.</text:p>
            <text:p text:style-name="Standard_20__28_user_29_">Veda team</text:p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lain_20_Text" style:display-name="Plai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Consolas" fo:font-family="Consolas" style:font-family-generic="roman" style:font-pitch="variable" fo:font-size="10.5pt" style:font-size-asian="10.5pt" style:font-size-complex="10.5pt"/>
    </style:style>
    <style:style style:name="envelope_20_address" style:display-name="envelope address" style:family="paragraph" style:parent-style-name="Standard" style:default-outline-level="">
      <style:paragraph-properties fo:margin-left="2in" fo:margin-right="0in" fo:margin-top="0in" fo:margin-bottom="0in" loext:contextual-spacing="false" fo:line-height="100%" fo:text-indent="0in" style:auto-text-indent="false" style:vertical-align="auto"/>
      <style:text-properties style:font-name="Cambria" fo:font-family="Cambria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envelope_20_return" style:display-name="envelope return" style:family="paragraph" style:parent-style-name="Standard" style:default-outline-level="">
      <style:paragraph-properties fo:margin-top="0in" fo:margin-bottom="0in" loext:contextual-spacing="false" fo:line-height="100%" fo:hyphenation-ladder-count="no-limit" style:vertical-align="auto"/>
      <style:text-properties style:font-name="Cambria" fo:font-family="Cambria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size-complex="10pt" fo:hyphenate="tru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default-outline-level="" style:class="extra">
      <style:paragraph-properties fo:margin-top="0in" fo:margin-bottom="0in" loext:contextual-spacing="false" fo:line-height="100%" fo:orphans="0" fo:widows="0" text:number-lines="false" text:line-number="0"/>
      <style:text-properties style:font-name="Times New Roman" fo:font-family="'Times New Roman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Text_20_body_20__28_user_29_" style:display-name="Text body (user)" style:family="paragraph" style:parent-style-name="Standard" style:default-outline-level="">
      <style:paragraph-properties fo:margin-top="0in" fo:margin-bottom="0.0835in" loext:contextual-spacing="false" fo:line-height="100%" fo:orphans="0" fo:widows="0"/>
      <style:text-properties style:font-name="Times New Roman" fo:font-family="'Times New Roman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Standard_20__28_user_29_" style:display-name="Standard (user)" style:family="paragraph" style:default-outline-level="">
      <style:paragraph-properties fo:margin-top="0in" fo:margin-bottom="0in" loext:contextual-spacing="false" fo:line-height="100%" fo:text-align="start" style:justify-single-word="false" fo:orphans="0" fo:widows="0" fo:hyphenation-ladder-count="no-limit" style:writing-mode="lr-tb"/>
      <style:text-properties style:font-name="Times New Roman" fo:font-family="'Times New Roman'" style:font-family-generic="roman" style:font-pitch="variable" fo:font-size="12pt" fo:language="en" fo:country="GB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Default_20_Paragraph_20_Font" style:display-name="Default Paragraph Font" style:family="text"/>
    <style:style style:name="Plain_20_Text_20_Char" style:display-name="Plain Text Char" style:family="text" style:parent-style-name="Default_20_Paragraph_20_Font">
      <style:text-properties style:font-name="Consolas" fo:font-family="Consolas" style:font-family-generic="roman" style:font-pitch="variable" fo:font-size="10.5pt" style:font-size-asian="10.5pt" style:font-size-complex="10.5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0425in" fo:margin-right="1.0429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LOMON ANNAN</meta:initial-creator>
    <meta:editing-cycles>3</meta:editing-cycles>
    <meta:creation-date>2015-12-22T17:46:00</meta:creation-date>
    <dc:date>2020-06-15T01:41:39.536525503</dc:date>
    <meta:editing-duration>PT3M59S</meta:editing-duration>
    <meta:generator>LibreOffice/6.0.7.3$Linux_X86_64 LibreOffice_project/00m0$Build-3</meta:generator>
    <meta:document-statistic meta:table-count="1" meta:image-count="0" meta:object-count="0" meta:page-count="1" meta:paragraph-count="13" meta:word-count="62" meta:character-count="551" meta:non-whitespace-character-count="50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